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Text_20_body">
      <style:text-properties officeooo:rsid="000c963d" officeooo:paragraph-rsid="000c963d"/>
    </style:style>
    <style:style style:name="P2" style:family="paragraph" style:parent-style-name="Text_20_body" style:list-style-name="L1">
      <style:text-properties officeooo:rsid="000c963d" officeooo:paragraph-rsid="000c963d"/>
    </style:style>
    <style:style style:name="P3" style:family="paragraph" style:parent-style-name="Text_20_body">
      <style:paragraph-properties>
        <style:tab-stops>
          <style:tab-stop style:position="2.7189in"/>
        </style:tab-stops>
      </style:paragraph-properties>
      <style:text-properties officeooo:rsid="000c963d" officeooo:paragraph-rsid="000c963d"/>
    </style:style>
    <style:style style:name="P4" style:family="paragraph" style:parent-style-name="Text_20_body">
      <style:text-properties officeooo:rsid="0012277d" officeooo:paragraph-rsid="0012277d"/>
    </style:style>
    <style:style style:name="P5" style:family="paragraph" style:parent-style-name="Text_20_body" style:list-style-name="L2">
      <style:text-properties officeooo:rsid="0012277d" officeooo:paragraph-rsid="0012277d"/>
    </style:style>
    <style:style style:name="P6" style:family="paragraph" style:parent-style-name="Subtitle">
      <style:text-properties officeooo:rsid="000c963d" officeooo:paragraph-rsid="000c963d"/>
    </style:style>
    <style:style style:name="P7" style:family="paragraph" style:parent-style-name="Heading_20_1">
      <style:text-properties officeooo:rsid="000c963d" officeooo:paragraph-rsid="000c963d"/>
    </style:style>
    <style:style style:name="P8" style:family="paragraph" style:parent-style-name="Heading_20_2">
      <style:text-properties officeooo:rsid="000de492" officeooo:paragraph-rsid="000de492"/>
    </style:style>
    <style:style style:name="T1" style:family="text">
      <style:text-properties officeooo:rsid="000cb42f"/>
    </style:style>
    <style:style style:name="T2" style:family="text">
      <style:text-properties officeooo:rsid="001388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ystém podpory zákazníků</text:p>
      <text:p text:style-name="P6">Zprovoznění systému</text:p>
      <text:h text:style-name="P7" text:outline-level="1">Instalace systému</text:h>
      <text:h text:style-name="P8" text:outline-level="2">Instalace aplikační platformy</text:h>
      <text:p text:style-name="P1"><text:span text:style-name="T1">Systém</text:span> je implementován na platformě Java 2. Je tedy nutné stáhnout a nainstalovat aktuální verzi <text:a xlink:type="simple" xlink:href="http://www.oracle.com/technetwork/java/javase/downloads/index.html" text:style-name="Internet_20_link" text:visited-style-name="Visited_20_Internet_20_Link">Java Runtime Environment</text:a>. <text:span text:style-name="T1">Pro nainstalování JRE stačí spustit stažený instalátor. </text:span></text:p>
      <text:p text:style-name="P1"><text:span text:style-name="T1">Další krok je instalace</text:span> databázov<text:span text:style-name="T1">ého</text:span> systém<text:span text:style-name="T1">u</text:span> <text:a xlink:type="simple" xlink:href="http://db.apache.org/derby/derby_downloads.html" text:style-name="Internet_20_link" text:visited-style-name="Visited_20_Internet_20_Link">Apache Derby</text:a>. Pro instalaci databázového systému stačí rozbalit stažený archív db-derby-*-bin.zip.</text:p>
      <text:p text:style-name="P3">Další <text:span text:style-name="T1">potřebný software je JSP/Servlet kontejner </text:span><text:a xlink:type="simple" xlink:href="http://tomcat.apache.org/download-80.cgi" text:style-name="Internet_20_link" text:visited-style-name="Visited_20_Internet_20_Link"><text:span text:style-name="T1">Apache Tomcat</text:span></text:a><text:span text:style-name="T1">. Instalace se provádí opět spuštěním staženého instalačního balíčku. Přesný postup je uveden v dokumentaci. </text:span></text:p>
      <text:h text:style-name="Heading_20_2" text:outline-level="2">Vytvoření databázové struktury</text:h>
      <text:p text:style-name="P4">Pro vytvoření struktury databáze stačí:</text:p>
      <text:list xml:id="list217568567548698437" text:style-name="L2">
        <text:list-item>
          <text:p text:style-name="P5">spustit databázový server - %DERBY_HOME%\bin\startNetworkServer.bat (resp $DERBY_HOME/bin/startNetworkServer)</text:p>
        </text:list-item>
        <text:list-item>
          <text:p text:style-name="P5">spustit SQL script pro vytvoření struktury databáze (create_derby.sql v adresáři SPZ/src/main/resources/)</text:p>
        </text:list-item>
      </text:list>
      <text:h text:style-name="Heading_20_2" text:outline-level="2">Instalace vlastní aplikace</text:h>
      <text:p text:style-name="P4">Instalace vlastní aplikace se sestává z nakopírování přiloženého archívu SPZ.war do adresáře %CATALINA_HOME%\<text:span text:style-name="T2">webapps a restartu apache-tomcat.</text:span></text:p>
      <text:p text:style-name="P1"/>
      <text:list xml:id="list148785407564333483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ek Bartek</meta:initial-creator>
    <meta:creation-date>2015-10-18T14:26:16.656408999</meta:creation-date>
    <dc:date>2015-10-18T17:15:58.386580470</dc:date>
    <dc:creator>Ludek Bartek</dc:creator>
    <meta:editing-duration>PT3M14S</meta:editing-duration>
    <meta:editing-cycles>1</meta:editing-cycles>
    <meta:document-statistic meta:table-count="0" meta:image-count="0" meta:object-count="0" meta:page-count="1" meta:paragraph-count="13" meta:word-count="121" meta:character-count="1036" meta:non-whitespace-character-count="928"/>
    <meta:generator>LibreOffice/4.3.7.2$Linux_X86_64 LibreOffice_project/430$Build-2</meta:generator>
  </office:meta>
</office:document-meta>
</file>